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Extension.resolveParameter( ParameterContext parameterContext , ExtensionContext extens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Extension.supportsParameter( ParameterContext parameterContext , ExtensionContext extension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ringExtension.getTestContextManager( Extens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Extension.isAutowiredTestOrLifecycleMethod( Method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ringExtension.validateAutowiredConfig( Extens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ingExtension.getApplicationContext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Extension.beforeTestExecution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Extension.getStore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Extension.afterTestExecution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Extension.postProcessTestInstance( Object testInstance ,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Extension.beforeEach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pringExtension.afterAll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Extension.supportsApplicationEvents( ParameterContext paramet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Extension.afterEach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Extension.beforeAll( Exten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